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2"/>
    <style:style style:name="P9" style:family="paragraph" style:parent-style-name="Text_20_body" style:list-style-name="L31"/>
    <style:style style:name="P10" style:family="paragraph" style:parent-style-name="Text_20_body" style:list-style-name="L70">
      <style:text-properties style:font-name="ArialMT" fo:font-size="12pt"/>
    </style:style>
    <style:style style:name="P11" style:family="paragraph" style:parent-style-name="Text_20_body" style:list-style-name="L31">
      <style:paragraph-properties fo:margin-top="0.111in" fo:margin-bottom="0.111in"/>
    </style:style>
    <style:style style:name="P12" style:family="paragraph" style:parent-style-name="Text_20_body" style:list-style-name="L31">
      <style:paragraph-properties fo:margin-top="0.111in" fo:margin-bottom="0.111in"/>
      <style:text-properties fo:color="#000000"/>
    </style:style>
    <style:style style:name="P13" style:family="paragraph" style:parent-style-name="Text_20_body" style:list-style-name="L31">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69"/>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2"/>
    <style:style style:name="P165" style:family="paragraph" style:parent-style-name="Standard" style:list-style-name="L154"/>
    <style:style style:name="P166" style:family="paragraph" style:parent-style-name="Standard" style:list-style-name="L15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5.2</text:p>
      <text:list xml:id="list2488462911954590759" text:style-name="L154">
        <text:list-item>
          <text:p text:style-name="P165">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405625842733563153" text:style-name="L1">
        <text:list-item>
          <text:p text:style-name="P15">fixes a bug introduced with the NE3 code changes that inhibited sub-frame timing adjustments.<text:line-break/></text:p>
        </text:list-item>
      </text:list>
      <text:p text:style-name="Standard">version 4.4.9</text:p>
      <text:list xml:id="list5835600922609672735" text:style-name="L2">
        <text:list-item>
          <text:p text:style-name="P16">fixed yet another manisfestation of the bug introduced in version 4.2.1</text:p>
        </text:list-item>
      </text:list>
      <text:p text:style-name="Standard">version 4.4.8</text:p>
      <text:list xml:id="list6714561848382142546" text:style-name="L3">
        <text:list-item>
          <text:p text:style-name="P17">fixed another manifestation of the bug introduced in version 4.2.1<text:line-break/></text:p>
        </text:list-item>
      </text:list>
      <text:p text:style-name="Standard">version 4.4.7</text:p>
      <text:list xml:id="list4518354759510276166" text:style-name="L4">
        <text:list-item>
          <text:p text:style-name="P18">fixes a bug introduced in version 4.2.1 (February 8, 2022) that caused D values to be calculated as occurring 1 reading early<text:line-break/></text:p>
        </text:list-item>
      </text:list>
      <text:p text:style-name="Standard">version 4.4.5</text:p>
      <text:list xml:id="list2518336056422883973" text:style-name="L5">
        <text:list-item>
          <text:p text:style-name="P19">added a checkbox to enable selection of whether or not the camera response curve is shown on the lightcurve plot<text:line-break/></text:p>
        </text:list-item>
      </text:list>
      <text:p text:style-name="Standard">version 4.4.4</text:p>
      <text:list xml:id="list4718797406027833030" text:style-name="L6">
        <text:list-item>
          <text:p text:style-name="P20">detectability and normalization activities are written to dedicated log files:<text:line-break/> <text:s text:c="3"/>*.detectability.PYOTE.log<text:line-break/> <text:s text:c="3"/>*.normalization.PYOTE.log<text:line-break/></text:p>
        </text:list-item>
      </text:list>
      <text:p text:style-name="Standard">version 4.3.8</text:p>
      <text:list xml:id="list691390141726763270" text:style-name="L7">
        <text:list-item>
          <text:p text:style-name="P21">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6872244574197914249" text:style-name="L8">
        <text:list-item>
          <text:p text:style-name="P22">removed the Pearson R metric – it was confusing and ineffective compared to the simple standard deviation metric<text:line-break/></text:p>
        </text:list-item>
        <text:list-item>
          <text:p text:style-name="P22">made it possible to select the points of the normalized target lightcurve to be included in the std metric<text:line-break/></text:p>
        </text:list-item>
      </text:list>
      <text:p text:style-name="Standard">version 4.3.6</text:p>
      <text:list xml:id="list5936765859463458155" text:style-name="L9">
        <text:list-item>
          <text:p text:style-name="P23">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soft-pag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951198814829981769" text:style-name="L10">
        <text:list-item>
          <text:p text:style-name="P24">made the 'step-by' buttons radio buttons so that it is clear what the current step size is.<text:line-break/></text:p>
        </text:list-item>
        <text:list-item>
          <text:p text:style-name="P24">removed the automatic switch to the Lightcurve panel<text:line-break/></text:p>
        </text:list-item>
      </text:list>
      <text:p text:style-name="Standard">version 4.3.3</text:p>
      <text:list xml:id="list914116110735179040" text:style-name="L11">
        <text:list-item>
          <text:p text:style-name="P25">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4492999449041036802" text:style-name="L12">
        <text:list-item>
          <text:p text:style-name="P26">adds step size selection for the Y offset spinboxes<text:line-break/></text:p>
        </text:list-item>
        <text:list-item>
          <text:p text:style-name="P26">activates the 'show' checkbox on reference curves so that the reference curve display can be turned off – but it will still be active behind the scenes, just not visible.<text:line-break/></text:p>
        </text:list-item>
      </text:list>
      <text:p text:style-name="Standard">version 4.3.1</text:p>
      <text:list xml:id="list8737691120715186303" text:style-name="L13">
        <text:list-item>
          <text:p text:style-name="P27">fixes an error message that occurs during the initial installation of a version that has a change to the number of tabs in the GUI<text:line-break/></text:p>
        </text:list-item>
      </text:list>
      <text:p text:style-name="Standard">version 4.3.0</text:p>
      <text:list xml:id="list6536366674063821116" text:style-name="L14">
        <text:list-item>
          <text:p text:style-name="P28">minor cosmetic cleanup to deal with Windows GUI differences (I hope it works – this is always a frustrating and mysterious area)<text:line-break/></text:p>
        </text:list-item>
      </text:list>
      <text:p text:style-name="Standard">version 4.2.9</text:p>
      <text:list xml:id="list1220039872600380028" text:style-name="L15">
        <text:list-item>
          <text:p text:style-name="P29">adds the lightcurve used to the report generated during the detectability analysis<text:line-break/></text:p>
        </text:list-item>
        <text:list-item>
          <text:p text:style-name="P29">automatically clears the effect of previous normailzation when the reference lightcurve is changed (or deselected)<text:line-break/></text:p>
        </text:list-item>
      </text:list>
      <text:p text:style-name="Standard"><text:soft-page-break/>version 4.2.8</text:p>
      <text:list xml:id="list3302703260129302296" text:style-name="L16">
        <text:list-item>
          <text:p text:style-name="P30">fixes 'trim problem'<text:line-break/></text:p>
        </text:list-item>
        <text:list-item>
          <text:p text:style-name="P30">adds 'step by' buttons that change the smoothing interval spinbox step size.<text:line-break/></text:p>
        </text:list-item>
      </text:list>
      <text:p text:style-name="Standard">version 4.2.6</text:p>
      <text:list xml:id="list8508260256246504572" text:style-name="L17">
        <text:list-item>
          <text:p text:style-name="P31">tidies up the lightcurve panel a bit and changes color samples for target and reference curves.<text:line-break/></text:p>
        </text:list-item>
      </text:list>
      <text:p text:style-name="Standard">version 4.2.5</text:p>
      <text:list xml:id="list6052225618072990002" text:style-name="L18">
        <text:list-item>
          <text:p text:style-name="P32">completes implementation of the time shift (left/right shift) of the reference curve for normalization.<text:line-break/></text:p>
        </text:list-item>
        <text:list-item>
          <text:p text:style-name="P32">adds dot color samples next to the lightcurve titles.<text:line-break/></text:p>
        </text:list-item>
      </text:list>
      <text:p text:style-name="Standard">version 4.2.4</text:p>
      <text:list xml:id="list1714144259421152926" text:style-name="L19">
        <text:list-item>
          <text:p text:style-name="P33">makes tab/panel order sticky<text:line-break/></text:p>
        </text:list-item>
        <text:list-item>
          <text:p text:style-name="P33">analysis tab always opens first, but automatic switch to Lightcurves tab occurs upon file read.<text:line-break/></text:p>
        </text:list-item>
        <text:list-item>
          <text:p text:style-name="P33">'target' lightcurve cannot no longer be moved up or down. If there is an overlapping lightcurve, move the non-target lightcurve to clear the overlap.<text:line-break/></text:p>
        </text:list-item>
      </text:list>
      <text:p text:style-name="Standard">version 4.2.3</text:p>
      <text:list xml:id="list5409467803554444270" text:style-name="L20">
        <text:list-item>
          <text:p text:style-name="P34">fixes block integration that was broken by the new lightcurve selection code.<text:line-break/></text:p>
        </text:list-item>
        <text:list-item>
          <text:p text:style-name="P34">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278774614690257397" text:style-name="L21">
        <text:list-item>
          <text:p text:style-name="P35">adds logging/reporting of the curve (if any) used for normalization and the smoothing interval used.<text:line-break/> </text:p>
        </text:list-item>
      </text:list>
      <text:p text:style-name="Standard">version 4.2.2</text:p>
      <text:list xml:id="list5942976681226448481" text:style-name="L22">
        <text:list-item>
          <text:p text:style-name="P36">adds a new tab/panel for controlling the display of lightcurves. From the 'help button' on that tab:</text:p>
          <text:p text:style-name="P36"/>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text:soft-page-break/>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016764568" text:continue-numbering="true" text:style-name="L22">
        <text:list-item>
          <text:p text:style-name="P36">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6">added (back again) a spinbox on the Setting/Misc. Tab that allows the dot size used in lightcurve plots to be changed.<text:line-break/></text:p>
        </text:list-item>
      </text:list>
      <text:p text:style-name="Standard">version 4.2.1</text:p>
      <text:list xml:id="list3425870112390596747" text:style-name="L23">
        <text:list-item>
          <text:p text:style-name="P37">fixed final report showing NE3 stuff even when NE3 not in use was checked.<text:line-break/></text:p>
        </text:list-item>
      </text:list>
      <text:p text:style-name="Standard">version 4.2.0</text:p>
      <text:list xml:id="list3202914032229706604" text:style-name="L24">
        <text:list-item>
          <text:p text:style-name="P38">improves annotation on <text:span text:style-name="T21">Detectability</text:span> plots by including the magDrop information.<text:line-break/></text:p>
        </text:list-item>
        <text:list-item>
          <text:p text:style-name="P38">eliminates the display of negative drops in the False-Positive histogram<text:line-break/> </text:p>
        </text:list-item>
      </text:list>
      <text:p text:style-name="Standard">version 4.1.9</text:p>
      <text:list xml:id="list8321108343693810454" text:style-name="L25">
        <text:list-item>
          <text:p text:style-name="P3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754486099485542780" text:style-name="L26">
        <text:list-item>
          <text:p text:style-name="P40">adds option to write sample light-curve from detectability analysis to a csv file that be imported to PyOTE.<text:line-break/></text:p>
        </text:list-item>
      </text:list>
      <text:p text:style-name="Standard">version 4.1.7</text:p>
      <text:list xml:id="list4504356001893508274" text:style-name="L27">
        <text:list-item>
          <text:p text:style-name="P41">adds the requirement to specify an observation duration when doing a detectability test<text:line-break/><text:soft-page-break/></text:p>
        </text:list-item>
        <text:list-item>
          <text:p text:style-name="P41">during a detectability test, if a detectable event was found, a sample light-curve showing such an event is plotted, otherwise the normal False-Positive plot will be shown.<text:line-break/></text:p>
        </text:list-item>
      </text:list>
      <text:p text:style-name="Standard">version 4.1.6</text:p>
      <text:list xml:id="list795162551902957326" text:style-name="L28">
        <text:list-item>
          <text:p text:style-name="P42">reenables Cholesky failure messages (disabled for testing)<text:line-break/></text:p>
        </text:list-item>
        <text:list-item>
          <text:p text:style-name="P42">Adds test to detectability routine so that the user cannot give an event duration that requires more points than are available in the observation.<text:line-break/></text:p>
        </text:list-item>
      </text:list>
      <text:p text:style-name="Standard">version 4.1.5</text:p>
      <text:list xml:id="list5196181709266051562" text:style-name="L29">
        <text:list-item>
          <text:p text:style-name="P43">changed error bar calculation reporting so that the the value reported in the containment interval report matches that reported in the Excel final report when there is no asymmetry present.</text:p>
          <text:p text:style-name="P43"/>
        </text:list-item>
      </text:list>
      <text:p text:style-name="Standard">version 4.1.4</text:p>
      <text:list xml:id="list1676221032128168392" text:style-name="L30">
        <text:list-item>
          <text:p text:style-name="P44">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5680609986945151942" text:style-name="L31">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ext:soft-page-break/>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1894646354089421693" text:style-name="L32">
        <text:list-header>
          <text:p text:style-name="P45"/>
        </text:list-header>
      </text:list>
      <text:p text:style-name="Standard">version 4.1.2</text:p>
      <text:list xml:id="list3919575654931840186" text:style-name="L33">
        <text:list-item>
          <text:p text:style-name="P46">fixes bug when D only search has been selected<text:line-break/></text:p>
        </text:list-item>
      </text:list>
      <text:p text:style-name="Standard">version 4.1.1</text:p>
      <text:list xml:id="list838236986528215542" text:style-name="L34">
        <text:list-item>
          <text:p text:style-name="P47">fixes bug where signal columns beyond four were being read <text:s/>as duplicates of column 5.<text:line-break/></text:p>
        </text:list-item>
      </text:list>
      <text:p text:style-name="Standard">version 4.1.0</text:p>
      <text:list xml:id="list2154838842142334180" text:style-name="L35">
        <text:list-item>
          <text:p text:style-name="P4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4381226828878668164" text:style-name="L36">
        <text:list-item>
          <text:p text:style-name="P49">fixes issue where PyOTE could not read files that it had written.<text:line-break/></text:p>
        </text:list-item>
      </text:list>
      <text:p text:style-name="Standard">version 4.0.8</text:p>
      <text:list xml:id="list3976463429610561787" text:style-name="L37">
        <text:list-item>
          <text:p text:style-name="P50">fixes bug (introduced by a misspelling in version 4.0.7) that kept csv files with more than four apertures from runnig.<text:line-break/></text:p>
        </text:list-item>
      </text:list>
      <text:p text:style-name="Standard">version 4.0.7</text:p>
      <text:list xml:id="list3526510645765028220" text:style-name="L38">
        <text:list-item>
          <text:p text:style-name="P51"><text:soft-page-break/>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5652971146943475851" text:style-name="L39">
        <text:list-item>
          <text:p text:style-name="P52">minor GUI changes<text:line-break/></text:p>
        </text:list-item>
      </text:list>
      <text:p text:style-name="Standard">version 4.0.5</text:p>
      <text:list xml:id="list2231531788375239952" text:style-name="L40">
        <text:list-item>
          <text:p text:style-name="P53">if you click outside the light-curve, the closest point will be toggled (so you don't have to zoom in to select the leftmost or rightmost point in a light-curve.<text:line-break/></text:p>
        </text:list-item>
        <text:list-item>
          <text:p text:style-name="P53">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5299056814631657933" text:style-name="L41">
        <text:list-item>
          <text:p text:style-name="P54">a few GUI changes<text:line-break/></text:p>
        </text:list-item>
        <text:list-item>
          <text:p text:style-name="P54">removed the Use as secondary check box. Now if secondary curve is selected (spinner is non-zero), it will be used automatically.<text:line-break/></text:p>
        </text:list-item>
      </text:list>
      <text:p text:style-name="Standard">version 4.0.3</text:p>
      <text:list xml:id="list4403980780227378161" text:style-name="L42">
        <text:list-item>
          <text:p text:style-name="P55">implements a major GUI change: uses tabbed folders to group buttons and other controls. <text:line-break/></text:p>
        </text:list-item>
        <text:list-item>
          <text:p text:style-name="P55">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613849817146544706" text:style-name="L43">
        <text:list-item>
          <text:p text:style-name="P56">removed a debug print statement that was inadvertently left in. It is responsible for the “mouse event” messages polluting the log file.<text:line-break/></text:p>
        </text:list-item>
      </text:list>
      <text:p text:style-name="Standard"><text:soft-page-break/>version 4.0.1</text:p>
      <text:list xml:id="list9167395773158062973" text:style-name="L44">
        <text:list-item>
          <text:p text:style-name="P5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807460444810623890" text:style-name="L45">
        <text:list-item>
          <text:p text:style-name="P5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693606264606883630" text:style-name="L46">
        <text:list-item>
          <text:p text:style-name="P5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3905815769973484083" text:style-name="L47">
        <text:list-item>
          <text:p text:style-name="P60">one more attempt to solve the gui sizing issue.<text:line-break/></text:p>
        </text:list-item>
        <text:list-item>
          <text:p text:style-name="P60">'sticky' settings are back but are now stored in <text:span text:style-name="T16">pyote.ini</text:span> instead of the<text:line-break/> obscure <text:span text:style-name="T16">simple-ote.ini<text:line-break/></text:span></text:p>
        </text:list-item>
      </text:list>
      <text:p text:style-name="Standard">version 3.9.7</text:p>
      <text:list xml:id="list3481029355155652969" text:style-name="L48">
        <text:list-item>
          <text:p text:style-name="P6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061366458718601303" text:style-name="L49">
        <text:list-item>
          <text:p text:style-name="P62">another attempt fix the startup gui size issue on smaller legacy monitors. This version <text:soft-page-break/>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149100228163290306" text:style-name="L50">
        <text:list-item>
          <text:p text:style-name="P6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924839979070388618" text:style-name="L51">
        <text:list-item>
          <text:p text:style-name="P64">attempts to fix over-size initial gui.<text:line-break/></text:p>
        </text:list-item>
      </text:list>
      <text:p text:style-name="Standard">version 3.9.3</text:p>
      <text:list xml:id="list3587630289399646850" text:style-name="L52">
        <text:list-item>
          <text:p text:style-name="P65">makes various improvements to the 'detectability' calculator to make it easier to use.<text:line-break/></text:p>
        </text:list-item>
      </text:list>
      <text:p text:style-name="Standard">version 3.9.2</text:p>
      <text:list xml:id="list565343625217813595" text:style-name="L53">
        <text:list-item>
          <text:p text:style-name="P66">adds a 'detectability' calculator for use in pre-planning event observation.<text:line-break/></text:p>
        </text:list-item>
        <text:list-item>
          <text:p text:style-name="P6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065304140246648601" text:style-name="L54">
        <text:list-item>
          <text:p text:style-name="P67">adds an snr calculation to the <text:span text:style-name="T18">Calc baseline stats</text:span> button.<text:line-break/></text:p>
        </text:list-item>
      </text:list>
      <text:p text:style-name="Standard">version 3.9.0</text:p>
      <text:list xml:id="list2117868165202851650" text:style-name="L55">
        <text:list-item>
          <text:p text:style-name="P68">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145670141163483774" text:style-name="L56">
        <text:list-item>
          <text:p text:style-name="P69">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722129784857067661" text:style-name="L57">
        <text:list-item>
          <text:p text:style-name="P70">fixed a bug that sometimes kept events that contained a single point at the bottom from producing a report.<text:line-break/></text:p>
        </text:list-item>
      </text:list>
      <text:p text:style-name="Standard">version 3.8.7</text:p>
      <text:list xml:id="list3553449748823772972" text:style-name="L58">
        <text:list-item>
          <text:p text:style-name="P71">changed the way curve to analyze and normalization curve are selected to make it less <text:soft-page-break/>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017807155283673745" text:style-name="L59">
        <text:list-item>
          <text:p text:style-name="P72">checks for only a single light-curve in the csv file which was causing a 'list index out of range' error message<text:line-break/></text:p>
        </text:list-item>
      </text:list>
      <text:p text:style-name="Standard">version 3.8.5</text:p>
      <text:list xml:id="list336514079135927553" text:style-name="L60">
        <text:list-item>
          <text:p text:style-name="P73">changed the way QGridLayout was referenced.<text:line-break/></text:p>
        </text:list-item>
      </text:list>
      <text:p text:style-name="Standard">version 3.8.4</text:p>
      <text:list xml:id="list6987873995791248151" text:style-name="L61">
        <text:list-item>
          <text:p text:style-name="P7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4"/>
        </text:list-item>
      </text:list>
      <text:p text:style-name="Standard">version 3.8.3</text:p>
      <text:list xml:id="list941084733926940887" text:style-name="L62">
        <text:list-item>
          <text:p text:style-name="P75">adds display of light-curve name (if available in the csv file) to the curve-to-be-analyzed and the normalization curve next to their selection spinners.<text:line-break/></text:p>
        </text:list-item>
      </text:list>
      <text:p text:style-name="Standard">version 3.8.2</text:p>
      <text:list xml:id="list7068120460881113972" text:style-name="L63">
        <text:list-item>
          <text:p text:style-name="P76">3.7.5 introduced a scrollable GUI for small screens. Unfortunately, that caused resizing problem for all users. The version reverts back to the original GUI design.<text:line-break/></text:p>
        </text:list-item>
        <text:list-item>
          <text:p text:style-name="P7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709704677284013627" text:style-name="L64">
        <text:list-item>
          <text:p text:style-name="P7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923687840848517734" text:style-name="L65">
        <text:list-item>
          <text:p text:style-name="P78">adds a tutorial button to supply a quick-start for new or infrequent users.<text:line-break/></text:p>
        </text:list-item>
      </text:list>
      <text:p text:style-name="Standard">version 3.7.9</text:p>
      <text:list xml:id="list3342268898974049439" text:style-name="L66">
        <text:list-item>
          <text:p text:style-name="P7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text:soft-page-break/>'clipping' of the light-curve to avoid the affected areas, with a consequent loss of information. Hopefully this tool will alleviate those situations.<text:line-break/></text:p>
        </text:list-item>
      </text:list>
      <text:p text:style-name="Standard">version 3.7.8</text:p>
      <text:list xml:id="list4707720563443363764" text:style-name="L67">
        <text:list-item>
          <text:p text:style-name="P80">added visible left, top, and bottom axes to main plot (with ticks to make easier to associate timestamp with point).<text:line-break/></text:p>
        </text:list-item>
      </text:list>
      <text:p text:style-name="Standard">version 3.7.7</text:p>
      <text:list xml:id="list7014646188265726528" text:style-name="L68">
        <text:list-item>
          <text:p text:style-name="P81">if timestamps are available in the csv file, they are used as x axis labels in the main plot.<text:line-break/></text:p>
        </text:list-item>
      </text:list>
      <text:p text:style-name="Standard">version 3.7.6</text:p>
      <text:list xml:id="list4980161341346098632" text:style-name="L69">
        <text:list-item>
          <text:p text:style-name="P82">changed the way QMainWindow and Qapplication were referenced to accommodate the latest Anaconda version, which has reorganized where those modules are stored. </text:p>
          <text:p text:style-name="P82">This was causing a fatal startup error.<text:line-break/> </text:p>
        </text:list-item>
      </text:list>
      <text:p text:style-name="Standard">version 3.7.5</text:p>
      <text:list xml:id="list5959654566883378678" text:style-name="L70">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967542275449984437" text:style-name="L71">
        <text:list-item>
          <text:p text:style-name="P8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331189745862360242" text:style-name="L72">
        <text:list-item>
          <text:p text:style-name="P84">adds code line needed by any Mac users that are running Big Sur<text:line-break/></text:p>
        </text:list-item>
      </text:list>
      <text:p text:style-name="Standard">version 3.7.2</text:p>
      <text:list xml:id="list7082096170271428655" text:style-name="L73">
        <text:list-item>
          <text:p text:style-name="P85">fixes bug that caused all analysis attempts to 'stall'</text:p>
        </text:list-item>
      </text:list>
      <text:p text:style-name="Standard"/>
      <text:p text:style-name="Standard">version 3.7.1</text:p>
      <text:list xml:id="list4160630412408772941" text:style-name="L74">
        <text:list-item>
          <text:p text:style-name="P86">fixed a bug in the r limb angle entry<text:line-break/><text:soft-page-break/></text:p>
        </text:list-item>
      </text:list>
      <text:p text:style-name="Standard">version 3.7.0</text:p>
      <text:list xml:id="list6208943839808238754" text:style-name="L75">
        <text:list-item>
          <text:p text:style-name="P87">adds right-click help to ast speed label giving the equation to use if asteroid speed is not available but asteroid diameter and maximum duration are specified<text:line-break/></text:p>
        </text:list-item>
        <text:list-item>
          <text:p text:style-name="P87">adds suggestion to right-click help on penumbral fit checkbox for how to find the penumbral curve csv file that is provided for practice purposes.<text:line-break/></text:p>
        </text:list-item>
      </text:list>
      <text:p text:style-name="Standard">version 3.6.8</text:p>
      <text:list xml:id="list7257548676500192844" text:style-name="L76">
        <text:list-item>
          <text:p text:style-name="P88">adds modeling of off centerline observations to lightcurve calibration curve generation<text:line-break/></text:p>
        </text:list-item>
      </text:list>
      <text:p text:style-name="Standard">version 3.6.7</text:p>
      <text:list xml:id="list6689928850008108987" text:style-name="L77">
        <text:list-item>
          <text:p text:style-name="P89">clarified the location of the Enable Manual Timestamp Entry checkbox in the pop-up message appears when there are no timestamps in the csv file.<text:line-break/></text:p>
        </text:list-item>
      </text:list>
      <text:p text:style-name="Standard">version 3.6.6</text:p>
      <text:list xml:id="list4843203054528213335" text:style-name="L78">
        <text:list-item>
          <text:p text:style-name="P9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503007174097051517" text:style-name="L79">
        <text:list-item>
          <text:p text:style-name="P9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773793154136033900" text:style-name="L80">
        <text:list-item>
          <text:p text:style-name="P92">version 3.6.2 would open .xlsx Report file on Mac, but not Windows. This version attempts to fix that (Windows needs a different command to open a file).<text:line-break/></text:p>
        </text:list-item>
      </text:list>
      <text:p text:style-name="Standard">version 3.6.2</text:p>
      <text:list xml:id="list3392569599781311650" text:style-name="L81">
        <text:list-item>
          <text:p text:style-name="P9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text:soft-page-break/>version 3.6.1</text:p>
      <text:list xml:id="list3955914019124264466" text:style-name="L82">
        <text:list-item>
          <text:p text:style-name="P9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6252070849321058089" text:style-name="L83">
        <text:list-item>
          <text:p text:style-name="P9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5"><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285171673255976643" text:style-name="L84">
        <text:list-item>
          <text:p text:style-name="P96">fixed another bug in penumbral curve fit and removed diagnostic printouts.<text:line-break/></text:p>
        </text:list-item>
      </text:list>
      <text:p text:style-name="Standard">version 3.5.8</text:p>
      <text:list xml:id="list4462488870264531490" text:style-name="L85">
        <text:list-item>
          <text:p text:style-name="P97"><text:soft-page-break/>fixed a number of bugs in the penumbral curve fit code<text:line-break/></text:p>
        </text:list-item>
      </text:list>
      <text:p text:style-name="Standard">version 3.5.7</text:p>
      <text:list xml:id="list3592466725854690064" text:style-name="L86">
        <text:list-item>
          <text:p text:style-name="P9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864982034074400888" text:style-name="L87">
        <text:list-item>
          <text:p text:style-name="P9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313806340857908745" text:style-name="L88">
        <text:list-item>
          <text:p text:style-name="P10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298210836369119789" text:style-name="L89">
        <text:list-item>
          <text:p text:style-name="P10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628852364241195956" text:style-name="L90">
        <text:list-item>
          <text:p text:style-name="P10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738323100992697274" text:style-name="L91">
        <text:list-item>
          <text:p text:style-name="P10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7213963155690153242" text:style-name="L92">
        <text:list-item>
          <text:p text:style-name="P104">Added additional references to the North American Excel Spreadsheet report in the new section of the final report that bangs on about the start-of-exposure timing convention.<text:line-break/></text:p>
        </text:list-item>
      </text:list>
      <text:p text:style-name="Standard">version 3.5.0</text:p>
      <text:list xml:id="list6261369030138392752" text:style-name="L93">
        <text:list-item>
          <text:p text:style-name="P10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5">NEW: when 'trims' have been placed, a 'write csv' process will honor those values and produce a 'trimmed' output file.<text:line-break/></text:p>
        </text:list-item>
        <text:list-item>
          <text:p text:style-name="P105">NEW: when a light curve has been 'normalized', the changed values are written to the data table where, once again, a 'write csv' process will capture the results.<text:line-break/></text:p>
        </text:list-item>
        <text:list-item>
          <text:p text:style-name="P105">Added additional reminders that the start-of-exposure timestamp/timing convention is employed.</text:p>
        </text:list-item>
      </text:list>
      <text:p text:style-name="Standard"/>
      <text:p text:style-name="Standard">version 3.4.9</text:p>
      <text:list xml:id="list1637645598779738584" text:style-name="L94">
        <text:list-item>
          <text:p text:style-name="P106">Added some explanatory language to the “Excel report” section regarding the proper interpretation of the 'false positive probability' number.<text:line-break/></text:p>
        </text:list-item>
      </text:list>
      <text:p text:style-name="Standard">version 3.4.8</text:p>
      <text:list xml:id="list8105159606941060011" text:style-name="L95">
        <text:list-item>
          <text:p text:style-name="P107">This version deals more realistically with high magDrop lightcurves by defining a 'limiting magDrop' as: <text:line-break/><text:line-break/><text:tab/>limMagDrop = 2.5 * log10( B / std(A) ) <text:line-break/><text:line-break/><text:tab/>std(A) is the noise level of A.</text:p>
          <text:p text:style-name="P10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text:soft-page-break/>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716338551895056341" text:style-name="L96">
        <text:list-item>
          <text:p text:style-name="P108">Automatically loads the correct version of Adv2<text:line-break/></text:p>
        </text:list-item>
      </text:list>
      <text:p text:style-name="Standard">version 3.4.6</text:p>
      <text:list xml:id="list2660341174393216921" text:style-name="L97">
        <text:list-item>
          <text:p text:style-name="P109">Adds AAV Version 2 file as a type that can be read (important when Do OCR check is enabled)</text:p>
        </text:list-item>
      </text:list>
      <text:p text:style-name="Standard"/>
      <text:p text:style-name="Standard">version 3.4.5</text:p>
      <text:list xml:id="list5064419590730595665" text:style-name="L98">
        <text:list-item>
          <text:p text:style-name="P110">Fixes block integration which was failing when more than 4 lightcurves were being processed.<text:line-break/></text:p>
        </text:list-item>
        <text:list-item>
          <text:p text:style-name="P110">Made use diff and Do OCR checkboxes sticky.<text:line-break/></text:p>
        </text:list-item>
      </text:list>
      <text:p text:style-name="Standard">version 3.4.4</text:p>
      <text:list xml:id="list2205222668068471453" text:style-name="L99">
        <text:list-item>
          <text:p text:style-name="P11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55120064177748945" text:style-name="L100">
        <text:list-item>
          <text:p text:style-name="P11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558996359422923804" text:style-name="L101">
        <text:list-item>
          <text:p text:style-name="P11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536746081909329398" text:style-name="L102">
        <text:list-item>
          <text:p text:style-name="P114">Some cosmetic changes: thinner vertical thins for edge position and error bars; checkboxes to control whether the underlying lightcurve is plotted, error bars are <text:soft-page-break/>plotted, or edges are plotted --- a cleaner plot is the major result and you have better control over the 'look'<text:line-break/></text:p>
        </text:list-item>
        <text:list-item>
          <text:p text:style-name="P11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13626118328469051" text:style-name="L103">
        <text:list-item>
          <text:p text:style-name="P11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715798346611917461" text:style-name="L104">
        <text:list-item>
          <text:p text:style-name="P116">Automatically installs cv2 if not already present. <text:s/>This package is needed for the new frame view feature.<text:line-break/></text:p>
        </text:list-item>
      </text:list>
      <text:p text:style-name="Standard">version 3.3.8</text:p>
      <text:list xml:id="list5983519760925452082" text:style-name="L105">
        <text:list-item>
          <text:p text:style-name="P11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39135477430926460" text:style-name="L106">
        <text:list-item>
          <text:p text:style-name="P118">A new button (View frame) with an associated spinner for entry of a frame number has been added:</text:p>
          <text:p text:style-name="P11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text:soft-page-break/>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532266785451803520" text:style-name="L107">
        <text:list-item>
          <text:p text:style-name="P11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912321986251435784" text:style-name="L108">
        <text:list-item>
          <text:p text:style-name="P12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51269007601613902" text:style-name="L109">
        <text:list-item>
          <text:p text:style-name="P12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069849261944416306" text:style-name="L110">
        <text:list-item>
          <text:p text:style-name="P122">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041953845695501790" text:style-name="L111">
        <text:list-item>
          <text:p text:style-name="P123">Changed main plot so that the scroll wheel only zooms the x axis.</text:p>
        </text:list-item>
        <text:list-item>
          <text:p text:style-name="P123">Changed lightcurve plot so that it conforms properly to 'start-of-exposure'.<text:line-break/></text:p>
        </text:list-item>
      </text:list>
      <text:p text:style-name="Standard">version 3.2.8</text:p>
      <text:list xml:id="list200943393505464842" text:style-name="L112">
        <text:list-item>
          <text:p text:style-name="P124">Changed font size in help files --- it was fine for Mac but too big for Win10<text:line-break/></text:p>
        </text:list-item>
      </text:list>
      <text:p text:style-name="Standard">version 3.2.7</text:p>
      <text:list xml:id="list5968999518622348236" text:style-name="L113">
        <text:list-item>
          <text:p text:style-name="P12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096063420816483286" text:style-name="L114">
        <text:list-item>
          <text:p text:style-name="P126">This is a 'cosmetic' release --- there should be NO detectable differences from version 3.2.5 in terms of functionality.</text:p>
        </text:list-item>
        <text:list-item>
          <text:p text:style-name="P126">All python files were brought into compliance with PEP 8 coding standards. <text:s/>Only I care about that.</text:p>
        </text:list-item>
        <text:list-item>
          <text:p text:style-name="P12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6">All this 'cosmetic' work is in preparation for working on PyOTE issues again.<text:line-break/> </text:p>
        </text:list-item>
      </text:list>
      <text:p text:style-name="Standard">version 3.2.5</text:p>
      <text:list xml:id="list4330797399662825475" text:style-name="L115">
        <text:list-item>
          <text:p text:style-name="P12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643480766597523555" text:style-name="L116">
        <text:list-item>
          <text:p text:style-name="P128">Modified the test for newer version to accommodate the different strings returned by pip 18.1 and pip 19.0+</text:p>
        </text:list-item>
        <text:list-item>
          <text:p text:style-name="P128">Added ability to invoke PyOTE from PyMovie with an externally supplied csv file that is automatically opened.<text:line-break/></text:p>
        </text:list-item>
      </text:list>
      <text:p text:style-name="Standard"><text:soft-page-break/>version 3.2.3</text:p>
      <text:list xml:id="list4797044648813664558" text:style-name="L117">
        <text:list-item>
          <text:p text:style-name="P12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9">Added support for the PyMovie csv format<text:line-break/></text:p>
        </text:list-item>
      </text:list>
      <text:p text:style-name="Standard">version 3.2.1</text:p>
      <text:list xml:id="list1612157628207150205" text:style-name="L118">
        <text:list-item>
          <text:p text:style-name="P13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442111672810563139" text:style-name="L119">
        <text:list-item>
          <text:p text:style-name="P131">Changed GUI to better align text on min max edit boxes to avoid confusion.<text:line-break/></text:p>
        </text:list-item>
      </text:list>
      <text:p text:style-name="Standard">version 3.1.9</text:p>
      <text:list xml:id="list648756124374439505" text:style-name="L120">
        <text:list-item>
          <text:p text:style-name="P132">Fixed a bug in the test for a min/max solution search being constrained by a too large min value.<text:line-break/></text:p>
        </text:list-item>
      </text:list>
      <text:p text:style-name="Standard">version 3.1.8</text:p>
      <text:list xml:id="list688132529214194603" text:style-name="L121">
        <text:list-item>
          <text:p text:style-name="P133">version 3.1.7 was released without an updated version history. <text:s/>Here is what was changed in 3.1.7:<text:line-break/></text:p>
        </text:list-item>
        <text:list-item>
          <text:p text:style-name="P13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62779977380484720" text:style-name="L122">
        <text:list-item>
          <text:p text:style-name="P134">Values entered in the Manual Timestamp Entry dialog box are now 'sticky', thus making corrections easy to do without requiring re-entry of all data. </text:p>
          <text:p text:style-name="P134"><text:line-break/><text:soft-page-break/>Also trapped is the case where a user has entered a custom frame time but failed to click the radio button indicating that it is to be used.<text:line-break/></text:p>
        </text:list-item>
      </text:list>
      <text:p text:style-name="Standard">version 3.1.5:</text:p>
      <text:list xml:id="list7459395508546014512" text:style-name="L123">
        <text:list-item>
          <text:p text:style-name="P13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010246190069918369" text:style-name="L124">
        <text:list-item>
          <text:p text:style-name="P136">Fixed error in new dropped reading detection logic when light curve was processed in field mode.<text:line-break/></text:p>
        </text:list-item>
        <text:list-item>
          <text:p text:style-name="P136">Cleaned up some language in tooltips.<text:line-break/></text:p>
        </text:list-item>
      </text:list>
      <text:p text:style-name="Standard">version 3.1.3:</text:p>
      <text:list xml:id="list7466440629199138746" text:style-name="L125">
        <text:list-item>
          <text:p text:style-name="P13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7">Eliminated the 'entry num' column in the data matrix at the lower left of the GUI. The 'entry num' is unused and a possible source of confusion with the frame or field number for the unwary.<text:line-break/></text:p>
        </text:list-item>
        <text:list-item>
          <text:p text:style-name="P137">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37689540782915519" text:style-name="L126">
        <text:list-item>
          <text:p text:style-name="P13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293061426958144930" text:style-name="L127">
        <text:list-item>
          <text:p text:style-name="P13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13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089731366394030309" text:style-name="L128">
        <text:list-item>
          <text:p text:style-name="P14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604016284101189202" text:style-name="L129">
        <text:list-item>
          <text:p text:style-name="P14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102505895980227325" text:style-name="L130">
        <text:list-item>
          <text:p text:style-name="P14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870304419345178946" text:style-name="L131">
        <text:list-item>
          <text:p text:style-name="P14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752485931252028781" text:style-name="L132">
        <text:list-item>
          <text:p text:style-name="P14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903897282843629623" text:style-name="L133">
        <text:list-item>
          <text:p text:style-name="P145">Disable the Accept integration button when user overrides an automatic block analysis with a manual block selection followed by a click on the Block integrate button.<text:line-break/></text:p>
        </text:list-item>
      </text:list>
      <text:p text:style-name="Standard">version 2.1.4:</text:p>
      <text:list xml:id="list4549180892343323295" text:style-name="L134">
        <text:list-item>
          <text:p text:style-name="P146">Corrected a bug that kept manual selection of block integration from being performed after a refusal to accept the automatic block analysis results.<text:line-break/></text:p>
        </text:list-item>
      </text:list>
      <text:p text:style-name="Standard">version 2.1.3:</text:p>
      <text:list xml:id="list5741202886603132254" text:style-name="L135">
        <text:list-item>
          <text:p text:style-name="P14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558548448183717381" text:style-name="L136">
        <text:list-item>
          <text:p text:style-name="P14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72296281584652579" text:style-name="L137">
        <text:list-item>
          <text:p text:style-name="P149">Added progress bar tracking of block integration analysis because it can take an extended amount of time to complete the analysis when the light curve has many points.<text:line-break/></text:p>
        </text:list-item>
      </text:list>
      <text:p text:style-name="Standard">version 2.1.0</text:p>
      <text:list xml:id="list7386508757451141037" text:style-name="L138">
        <text:list-item>
          <text:p text:style-name="P15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512824085980025299" text:style-name="L139">
        <text:list-item>
          <text:p text:style-name="P151">Made the selection of Tooltip display 'sticky'</text:p>
        </text:list-item>
        <text:list-item>
          <text:p text:style-name="P151">Duration calculation when D and R span midnight now handled correctly</text:p>
        </text:list-item>
      </text:list>
      <text:p text:style-name="Standard"/>
      <text:p text:style-name="Standard">version 2.0.8</text:p>
      <text:list xml:id="list6990818642337074503" text:style-name="L140">
        <text:list-item>
          <text:p text:style-name="P152">toolTips changed to invoke and display in a custom dialog box that can be moved and resized to better accommodate legacy displays</text:p>
        </text:list-item>
        <text:list-item>
          <text:p text:style-name="P152">Calc flash timing calculation fixed to properly deal with the non-integer frame numbers that can result from field processed csv files</text:p>
        </text:list-item>
        <text:list-item>
          <text:p text:style-name="P152">Flash timing has been verified to work with integrated light curves</text:p>
        </text:list-item>
        <text:list-item>
          <text:p text:style-name="P15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626932521270762894" text:style-name="L141">
        <text:list-item>
          <text:p text:style-name="P153">Adds a button to calculate the edge position of an LED timing flash.</text:p>
        </text:list-item>
        <text:list-item>
          <text:p text:style-name="P15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3">Adds a checkbox to force manual entry of timestamp info. <text:s/>This is useful when OCR on a VTI timed light curve has catastrophic errors. <text:s/>It is always employed when using LED flash timing.</text:p>
        </text:list-item>
      </text:list>
      <text:list xml:id="list6659646455405692040" text:style-name="L142">
        <text:list-item>
          <text:p text:style-name="P15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99138023845648053" text:style-name="L143">
        <text:list-item>
          <text:p text:style-name="P15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4077186659972199457" text:style-name="L144">
        <text:list-item>
          <text:p text:style-name="P156">files generated by pyote now contain PYOTE in the filename.<text:line-break/></text:p>
        </text:list-item>
        <text:list-item>
          <text:p text:style-name="P15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810062920844888027" text:style-name="L145">
        <text:list-item>
          <text:p text:style-name="P15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219403894139587644" text:style-name="L146">
        <text:list-item>
          <text:p text:style-name="P15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475711755882908488" text:style-name="L147">
        <text:list-item>
          <text:p text:style-name="P159"><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682147345677428862" text:style-name="L148">
        <text:list-item>
          <text:p text:style-name="P160">improved handling of D and R region selection so that one cannot enter an invalid configuration --- automatic corrections/changes are applied.<text:line-break/></text:p>
        </text:list-item>
        <text:list-item>
          <text:p text:style-name="P16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6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138246280851950151" text:style-name="L149">
        <text:list-item>
          <text:p text:style-name="P161">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265877182986527175" text:style-name="L150">
        <text:list-item>
          <text:p text:style-name="P16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218402130399557885" text:style-name="L151">
        <text:list-item>
          <text:p text:style-name="P163">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627145522862678480" text:style-name="L152">
        <text:list-item>
          <text:p text:style-name="P16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911372334795206315" text:style-name="L153">
        <text:list-item>
          <text:p text:style-name="P16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9T10:58:04</dc:date>
    <meta:editing-cycles>199</meta:editing-cycles>
    <meta:editing-duration>P1DT2H37M7S</meta:editing-duration>
    <dc:creator>Robert Anderson</dc:creator>
    <meta:document-statistic meta:table-count="0" meta:image-count="3" meta:object-count="0" meta:page-count="27" meta:paragraph-count="403" meta:word-count="10337" meta:character-count="60333"/>
    <meta:template xlink:type="simple" xlink:actuate="onRequest" xlink:title="" xlink:href="Normal"/>
  </office:meta>
</office:document-meta>
</file>